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cebf6" officeooo:paragraph-rsid="001cebf6"/>
    </style:style>
    <style:style style:name="P2" style:family="paragraph" style:parent-style-name="Title">
      <style:text-properties officeooo:rsid="001cebf6" officeooo:paragraph-rsid="001ceb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en LyC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6:48:03.314836617</meta:creation-date>
    <dc:date>2019-08-15T16:49:02.849143891</dc:date>
    <meta:editing-duration>PT1M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1.6.3$Linux_X86_64 LibreOffice_project/10$Build-3</meta:generator>
  </office:meta>
</office:document-meta>
</file>